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0b46c" officeooo:paragraph-rsid="0000b46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0b46c" officeooo:paragraph-rsid="0000b46c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0b46c" officeooo:paragraph-rsid="0000b46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officeooo:rsid="0000b46c" officeooo:paragraph-rsid="0000b46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weight="normal" officeooo:rsid="0000b46c" officeooo:paragraph-rsid="0000b46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0b46c" officeooo:paragraph-rsid="0000b46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officeooo:rsid="0000b46c" officeooo:paragraph-rsid="0000b46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0b46c" officeooo:paragraph-rsid="0000b46c" style:font-size-asian="10.5pt" style:font-weight-asian="normal" style:font-size-complex="12pt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fo:color="#ff3333" style:font-name="Liberation Serif"/>
    </style:style>
    <style:style style:name="T6" style:family="text">
      <style:text-properties officeooo:rsid="000176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E en SERVICE CAM<text:span text:style-name="T1">É</text:span><text:span text:style-name="T2">RA</text:span></text:p>
      <text:p text:style-name="P2"/>
      <text:p text:style-name="P2"/>
      <text:p text:style-name="P3"><text:span text:style-name="T3">DANS le PC</text:span><text:span text:style-name="T2"> :</text:span></text:p>
      <text:p text:style-name="P3"/>
      <text:p text:style-name="P6">1°- Ouvrir le Terminal</text:p>
      <text:p text:style-name="P3"/>
      <text:p text:style-name="P6">2°- Dans /<text:span text:style-name="T6">home/papy ⇒ ouvrir 1ère cde</text:span></text:p>
      <text:p text:style-name="P6"><text:tab/><text:tab/><text:tab/><text:span text:style-name="T6">⇒ ouvrir dans Leafpad</text:span></text:p>
      <text:p text:style-name="P6"/>
      <text:p text:style-name="P6"><text:tab/>* Surligner cette ligne de cde ⇒ Ctrl – C</text:p>
      <text:p text:style-name="P3"/>
      <text:p text:style-name="P6"><text:tab/>* Dans terminal ⇒ clic droit puis ⇒ Copier puis ⇒ Enter</text:p>
      <text:p text:style-name="P3"><text:span text:style-name="T2"><text:tab/><text:tab/></text:span><text:span text:style-name="T5">mettre ce Terminal en réserve, ne pas le fermer </text:span></text:p>
      <text:p text:style-name="P3"/>
      <text:p text:style-name="P7">3°- Ouvrir un 2ème Terminal</text:p>
      <text:p text:style-name="P7"><text:tab/>* taper ⇒ xtightvncviewer</text:p>
      <text:p text:style-name="P4"/>
      <text:p text:style-name="P4"><text:span text:style-name="T2"><text:tab/>puis dans vnc ⇒ </text:span><text:span text:style-name="T3">192.168.1.38 </text:span><text:span text:style-name="T2">( IP du RPi2 )</text:span></text:p>
      <text:p text:style-name="P4"/>
      <text:p text:style-name="P7"><text:tab/>puis mdp ⇒ rpi</text:p>
      <text:p text:style-name="P4"/>
      <text:p text:style-name="P4"><text:span text:style-name="T3">DANS le RPi2</text:span><text:span text:style-name="T2"> :</text:span></text:p>
      <text:p text:style-name="P4"/>
      <text:p text:style-name="P7">1°- Ouvrir le Terminal</text:p>
      <text:p text:style-name="P4"/>
      <text:p text:style-name="P7">2°- Dans l'équivalent de Leafpad ⇒ <text:span text:style-name="T6">ouvrir c</text:span>de de caméra</text:p>
      <text:p text:style-name="P7"/>
      <text:p text:style-name="P7"><text:tab/>* Surligner cette ligne de cde ⇒ Ctrl – C</text:p>
      <text:p text:style-name="P4"/>
      <text:p text:style-name="P4"><text:span text:style-name="T2"><text:tab/>* Dans le Terminal ⇒ clic droit puis ⇒ Copier puis ⇒ IP client </text:span><text:span text:style-name="T3">192.168.1.18 </text:span><text:span text:style-name="T4">⇒ Enter</text:span></text:p>
      <text:p text:style-name="P5"/>
      <text:p text:style-name="P8">3°- Attendre qq secondes, mplayer s'ouvre automatiqu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5-04-02T16:35:57.031832515</meta:creation-date>
    <dc:date>2015-04-05T16:36:14.293101098</dc:date>
    <dc:creator>papy56 </dc:creator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127" meta:character-count="651" meta:non-whitespace-character-count="527"/>
  </office:meta>
</office:document-meta>
</file>